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ccuracy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4">
            <text:p>2 layers conv2d and 2 layers conv2dtranspose</text:p>
          </table:table-cell>
          <table:table-cell office:value-type="float" office:value="0.3" calcext:value-type="float">
            <text:p>0.3</text:p>
          </table:table-cell>
          <table:table-cell office:value-type="float" office:value="0.630263795106301" calcext:value-type="float">
            <text:p>0.630263795106301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float" office:value="0.588146298268116" calcext:value-type="float">
            <text:p>0.588146298268116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0.25" calcext:value-type="float">
            <text:p>0.25</text:p>
          </table:table-cell>
          <table:table-cell office:value-type="float" office:value="0.619497312093097" calcext:value-type="float">
            <text:p>0.619497312093097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0.35" calcext:value-type="float">
            <text:p>0.35</text:p>
          </table:table-cell>
          <table:table-cell office:value-type="float" office:value="0.623608737607546" calcext:value-type="float">
            <text:p>0.623608737607546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42:05.154482067</meta:creation-date>
    <dc:date>2018-04-23T17:49:25.438818970</dc:date>
    <meta:editing-duration>PT7M21S</meta:editing-duration>
    <meta:editing-cycles>1</meta:editing-cycles>
    <meta:document-statistic meta:table-count="1" meta:cell-count="12" meta:object-count="0"/>
    <meta:generator>LibreOffice/5.4.6.2$Linux_X86_64 LibreOffice_project/40m0$Build-2</meta:generator>
  </office:meta>
</office:document-meta>
</file>